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Spécifications Fonctionnelles</text:span></text:p>
      <text:p text:style-name="P1"><text:span text:style-name="T1">1. Gestion des comptes utilisateur</text:span></text:p>
      <text:p text:style-name="P1"><text:span text:style-name="T1">Inscription : L’application doit permettre aux utilisateurs (élèves et tuteurs) de créer un compte personnel.</text:span></text:p>
      <text:p text:style-name="P1"><text:span text:style-name="T1">Connexion : Les utilisateurs pourront se connecter à leur compte pour accéder aux fonctionnalités de la plateforme.</text:span></text:p>
      <text:p text:style-name="P1"><text:span text:style-name="T1">Gestion du mot de passe : Les utilisateurs pourront réinitialiser ou modifier leur mot de passe en cas de besoin, pour garantir la sécurité de leur compte.</text:span></text:p>
      <text:p text:style-name="P1"><text:span text:style-name="T1">Gestion des informations personnelles : Les utilisateurs doivent pouvoir modifier leurs informations personnelles.</text:span></text:p>
      <text:p text:style-name="P1"><text:span text:style-name="T1">Besoins couverts : Cette fonctionnalité répond au besoin fondamental d’identification des utilisateurs et de sécurisation de leurs données, facilitant ainsi un accès personnalisé aux services de HomeSkolar.</text:span></text:p>
      <text:p text:style-name="P1"><text:span text:style-name="T1"/></text:p>
      <text:p text:style-name="P1"><text:span text:style-name="T1">2. Système de communication</text:span></text:p>
      <text:p text:style-name="P1"><text:span text:style-name="T1">Messagerie intégrée : L’application intégrera un système de messagerie permettant aux élèves et aux tuteurs d’échanger des messages en lien avec les sessions de soutien scolaire et les devoirs.</text:span></text:p>
      <text:p text:style-name="P1"><text:span text:style-name="T1">Épinglage de messages : Les élèves pourront épingler certains messages importants pour les retrouver facilement lorsqu’ils en auront besoin.</text:span></text:p>
      <text:p text:style-name="P1"><text:span text:style-name="T1">Notifications de messages non lus : Les utilisateurs recevront une notification pour tout message non lu afin de ne rater aucune information importante.</text:span></text:p>
      <text:p text:style-name="P1"><text:span text:style-name="T1">Besoins couverts : La messagerie répond au besoin de communication continue entre élèves et tuteurs, garantissant une interaction simplifiée et une meilleure organisation des rendez-vous et tâches.</text:span></text:p>
      <text:p text:style-name="P1"><text:span text:style-name="T1"/></text:p>
      <text:p text:style-name="P1"><text:span text:style-name="T1">3. Planification des rendez-vous élève-tuteur</text:span></text:p>
      <text:p text:style-name="P1"><text:span text:style-name="T1">Calendrier : L’application proposera un calendrier permettant aux utilisateurs de consulter et de gérer leurs rendez-vous. Chaque utilisateur pourra visualiser l’ensemble de ses événements planifiés.</text:span></text:p>
      <text:p text:style-name="P1"><text:span text:style-name="T1">Planification des sessions hebdomadaires : Le système de calendrier permettra aux élèves et aux tuteurs de fixer des rendez-vous.</text:span></text:p>
      <text:p text:style-name="P1"><text:span text:style-name="T1">Besoins couverts : Cette fonctionnalité répond au besoin de planification des rencontres, permettant aux élèves de bénéficier d’un accompagnement organisé, et aux tuteurs de gérer facilement leur emploi du temps avec les élèves.</text:span></text:p>
      <text:p text:style-name="P1"><text:span text:style-name="T1"/></text:p>
      <text:p text:style-name="P1"><text:span text:style-name="T1">4. Gestion des tâches et suivi</text:span></text:p>
      <text:p text:style-name="P1"><text:span text:style-name="T1">Tâches post-rencontre : À l’issue de chaque rencontre, les élèves recevront une liste de tâches à accomplir avant la prochaine session. Cela comprend les devoirs ou exercices recommandés par le tuteur.</text:span></text:p>
      <text:p text:style-name="P1"><text:span text:style-name="T1">Création de tâches à réaliser : A l'issue de la rencontre, le tuteur crée un liste de taches à accomplir par l'élève pour la prochaine session.</text:span></text:p>
      <text:p text:style-name="P1"><text:span text:style-name="T1">Création de tâches personnelles : Les utilisateurs (élèves et tuteurs) pourront créer des tâches ou des mémos personnels pour organiser leur travail.</text:span></text:p>
      <text:p text:style-name="P1"><text:span text:style-name="T1">Consultation de tâches à accomplir: Les utilisateurs pourront consulter leurs tâches.</text:span></text:p>
      <text:p text:style-name="P1"><text:span text:style-name="T1">Notifications de rappel pour les tâches : Les élèves recevront des rappels pour les tâches assignées afin de les aider à se préparer pour la prochaine rencontre avec leur tuteur.</text:span></text:p>
      <text:p text:style-name="P1"><text:span text:style-name="T1">Besoins couverts : Cette fonctionnalité permet de suivre le travail entre les sessions, favorisant ainsi un apprentissage continu et structuré pour l’élève. Elle permet aussi aux tuteurs de s’assurer que l’élève progresse entre chaque rendez-vous.</text:span></text:p>
      <text:p text:style-name="P1"><text:span text:style-name="T1"/></text:p>
      <text:p text:style-name="P1"><text:span text:style-name="T1">Résumé des Fonctionnalités et Objectifs</text:span></text:p>
      <text:p text:style-name="P1"><text:span text:style-name="T1">Ces fonctionnalités répondent directement aux besoins exprimés par HomeSkolar. En permettant la gestion des comptes, une communication simplifiée, une planification efficace des rendez-vous et un suivi des tâches, l’application offrira une expérience cohérente et complète pour atteindre l’objectif de soutien scolaire à distance. Ces spécifications permettent de concevoir une application intuitive, parfaitement alignée avec les besoins des élèves et des tuteurs, assurant ainsi une expérience utilisateur optimisée pour un soutien scolaire efficace.</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